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Mono PS" svg:font-family="'Nimbus Mono PS'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 fo:border="0.06pt solid #000000"/>
    </style:style>
    <style:style style:name="ce4" style:family="table-cell" style:parent-style-name="Default" style:data-style-name="N61">
      <style:table-cell-properties fo:background-color="#999999" fo:border="0.06pt solid #000000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7.34pt">
            <draw:object draw:notify-on-update-of-ranges="Sheet1.A2:Sheet1.A2 Sheet1.A2:Sheet1.A14 Sheet1.B2:Sheet1.B2 Sheet1.B2:Sheet1.B14 Sheet1.A2:Sheet1.A2 Sheet1.A2:Sheet1.A14 Sheet1.C2:Sheet1.C2 Sheet1.C2:Sheet1.C14 Sheet1.A2:Sheet1.A2 Sheet1.A2:Sheet1.A14 Sheet1.D2:Sheet1.D2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0pt" svg:y="266.51pt">
            <draw:object draw:notify-on-update-of-ranges="Sheet1.A17:Sheet1.A17 Sheet1.A17:Sheet1.A29 Sheet1.B17:Sheet1.B17 Sheet1.B17:Sheet1.B29 Sheet1.A17:Sheet1.A17 Sheet1.A17:Sheet1.A29 Sheet1.C17:Sheet1.C17 Sheet1.C17:Sheet1.C29 Sheet1.A17:Sheet1.A17 Sheet1.A17:Sheet1.A29 Sheet1.D17:Sheet1.D17 Sheet1.D17:Sheet1.D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pt" svg:height="255.23pt" svg:x="470.49pt" svg:y="6.04pt">
            <draw:object draw:notify-on-update-of-ranges="Sheet1.A33:Sheet1.A33 Sheet1.A33:Sheet1.A45 Sheet1.B33:Sheet1.B33 Sheet1.B33:Sheet1.B45 Sheet1.A33:Sheet1.A33 Sheet1.A33:Sheet1.A45 Sheet1.C33:Sheet1.C33 Sheet1.C33:Sheet1.C45 Sheet1.A33:Sheet1.A33 Sheet1.A33:Sheet1.A45 Sheet1.D33:Sheet1.D33 Sheet1.D33:Sheet1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pt" svg:height="255.26pt" svg:x="457.26pt" svg:y="280.86pt">
            <draw:object draw:notify-on-update-of-ranges="Sheet1.A48:Sheet1.A48 Sheet1.A48:Sheet1.A60 Sheet1.B48:Sheet1.B48 Sheet1.B48:Sheet1.B60 Sheet1.A48:Sheet1.A48 Sheet1.A48:Sheet1.A60 Sheet1.C48:Sheet1.C48 Sheet1.C48:Sheet1.C60 Sheet1.A48:Sheet1.A48 Sheet1.A48:Sheet1.A60 Sheet1.D48:Sheet1.D48 Sheet1.D48:Sheet1.D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4pt" svg:height="255.26pt" svg:x="917.74pt" svg:y="11.28pt">
            <draw:object draw:notify-on-update-of-ranges="Sheet1.F2:Sheet1.F2 Sheet1.F2:Sheet1.F14 Sheet1.G2:Sheet1.G2 Sheet1.G2:Sheet1.G14 Sheet1.F2:Sheet1.F2 Sheet1.F2:Sheet1.F14 Sheet1.H2:Sheet1.H2 Sheet1.H2:Sheet1.H14 Sheet1.F2:Sheet1.F2 Sheet1.F2:Sheet1.F15 Sheet1.I2:Sheet1.I2 Sheet1.I2:Sheet1.I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24.38pt" svg:y="282.93pt">
            <draw:object draw:notify-on-update-of-ranges="Sheet1.F17:Sheet1.F17 Sheet1.F17:Sheet1.F29 Sheet1.G17:Sheet1.G17 Sheet1.G17:Sheet1.G29 Sheet1.F17:Sheet1.F17 Sheet1.F17:Sheet1.F29 Sheet1.H17:Sheet1.H17 Sheet1.H17:Sheet1.H29 Sheet1.F17:Sheet1.F17 Sheet1.F17:Sheet1.F29 Sheet1.I17:Sheet1.I17 Sheet1.I17:Sheet1.I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dd Operation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4" table:number-rows-spanned="1">
            <text:p>Delete Opera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Red Black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/>
          <table:table-cell table:style-name="ce2" office:value-type="string" calcext:value-type="string">
            <text:p>Red Black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9.9" calcext:value-type="float">
            <text:p>1509.9</text:p>
          </table:table-cell>
          <table:table-cell office:value-type="float" office:value="635.7" calcext:value-type="float">
            <text:p>635.7</text:p>
          </table:table-cell>
          <table:table-cell office:value-type="float" office:value="603.3" calcext:value-type="float">
            <text:p>603.3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style-name="ce5" office:value-type="float" office:value="3991.8" calcext:value-type="float">
            <text:p>3991.8</text:p>
          </table:table-cell>
          <table:table-cell table:style-name="ce5" office:value-type="float" office:value="220.3" calcext:value-type="float">
            <text:p>220.3</text:p>
          </table:table-cell>
          <table:table-cell table:style-name="ce5" office:value-type="float" office:value="239.7" calcext:value-type="float">
            <text:p>239.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899.4" calcext:value-type="float">
            <text:p>6899.4</text:p>
          </table:table-cell>
          <table:table-cell office:value-type="float" office:value="3719.6" calcext:value-type="float">
            <text:p>3719.6</text:p>
          </table:table-cell>
          <table:table-cell office:value-type="float" office:value="3612.3" calcext:value-type="float">
            <text:p>3612.3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 table:style-name="ce5" office:value-type="float" office:value="2690.8" calcext:value-type="float">
            <text:p>2690.8</text:p>
          </table:table-cell>
          <table:table-cell table:style-name="ce5" office:value-type="float" office:value="167.1" calcext:value-type="float">
            <text:p>167.1</text:p>
          </table:table-cell>
          <table:table-cell table:style-name="ce5" office:value-type="float" office:value="188.6" calcext:value-type="float">
            <text:p>188.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7485" calcext:value-type="float">
            <text:p>167485</text:p>
          </table:table-cell>
          <table:table-cell office:value-type="float" office:value="164705" calcext:value-type="float">
            <text:p>164705</text:p>
          </table:table-cell>
          <table:table-cell office:value-type="float" office:value="79850" calcext:value-type="float">
            <text:p>79850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5" office:value-type="float" office:value="29156" calcext:value-type="float">
            <text:p>29156</text:p>
          </table:table-cell>
          <table:table-cell table:style-name="ce5" office:value-type="float" office:value="1601" calcext:value-type="float">
            <text:p>1601</text:p>
          </table:table-cell>
          <table:table-cell table:style-name="ce5"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4664" calcext:value-type="float">
            <text:p>504664</text:p>
          </table:table-cell>
          <table:table-cell office:value-type="float" office:value="241150" calcext:value-type="float">
            <text:p>241150</text:p>
          </table:table-cell>
          <table:table-cell office:value-type="float" office:value="178002" calcext:value-type="float">
            <text:p>178002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 table:style-name="ce5" office:value-type="float" office:value="54916" calcext:value-type="float">
            <text:p>54916</text:p>
          </table:table-cell>
          <table:table-cell table:style-name="ce5" office:value-type="float" office:value="1534" calcext:value-type="float">
            <text:p>1534</text:p>
          </table:table-cell>
          <table:table-cell table:style-name="ce5" office:value-type="float" office:value="1935" calcext:value-type="float">
            <text:p>1935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90597" calcext:value-type="float">
            <text:p>390597</text:p>
          </table:table-cell>
          <table:table-cell office:value-type="float" office:value="286966" calcext:value-type="float">
            <text:p>286966</text:p>
          </table:table-cell>
          <table:table-cell office:value-type="float" office:value="284206" calcext:value-type="float">
            <text:p>284206</text:p>
          </table:table-cell>
          <table:table-cell/>
          <table:table-cell table:style-name="ce3" office:value-type="float" office:value="300000" calcext:value-type="float">
            <text:p>300000</text:p>
          </table:table-cell>
          <table:table-cell table:style-name="ce5" office:value-type="float" office:value="54778" calcext:value-type="float">
            <text:p>54778</text:p>
          </table:table-cell>
          <table:table-cell table:style-name="ce5" office:value-type="float" office:value="1608" calcext:value-type="float">
            <text:p>1608</text:p>
          </table:table-cell>
          <table:table-cell table:style-name="ce5"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23928" calcext:value-type="float">
            <text:p>823928</text:p>
          </table:table-cell>
          <table:table-cell office:value-type="float" office:value="705741" calcext:value-type="float">
            <text:p>705741</text:p>
          </table:table-cell>
          <table:table-cell office:value-type="float" office:value="383196" calcext:value-type="float">
            <text:p>383196</text:p>
          </table:table-cell>
          <table:table-cell/>
          <table:table-cell table:style-name="ce3" office:value-type="float" office:value="400000" calcext:value-type="float">
            <text:p>400000</text:p>
          </table:table-cell>
          <table:table-cell table:style-name="ce5" office:value-type="float" office:value="55010" calcext:value-type="float">
            <text:p>55010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10759" calcext:value-type="float">
            <text:p>810759</text:p>
          </table:table-cell>
          <table:table-cell office:value-type="float" office:value="601541" calcext:value-type="float">
            <text:p>601541</text:p>
          </table:table-cell>
          <table:table-cell office:value-type="float" office:value="696295" calcext:value-type="float">
            <text:p>696295</text:p>
          </table:table-cell>
          <table:table-cell/>
          <table:table-cell table:style-name="ce3" office:value-type="float" office:value="500000" calcext:value-type="float">
            <text:p>500000</text:p>
          </table:table-cell>
          <table:table-cell table:style-name="ce5" office:value-type="float" office:value="52575" calcext:value-type="float">
            <text:p>52575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1828" calcext:value-type="float">
            <text:p>1828</text:p>
          </table:table-cell>
          <table:table-cell table:number-columns-repeated="2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style-name="ce4" office:value-type="float" office:value="1228950" calcext:value-type="float">
            <text:p>1.23E+06</text:p>
          </table:table-cell>
          <table:table-cell office:value-type="float" office:value="927398" calcext:value-type="float">
            <text:p>927398</text:p>
          </table:table-cell>
          <table:table-cell office:value-type="float" office:value="831148" calcext:value-type="float">
            <text:p>831148</text:p>
          </table:table-cell>
          <table:table-cell/>
          <table:table-cell table:style-name="ce3" office:value-type="float" office:value="600000" calcext:value-type="float">
            <text:p>600000</text:p>
          </table:table-cell>
          <table:table-cell table:style-name="ce5" office:value-type="float" office:value="54652" calcext:value-type="float">
            <text:p>54652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style-name="ce4" office:value-type="float" office:value="1005780" calcext:value-type="float">
            <text:p>1.01E+06</text:p>
          </table:table-cell>
          <table:table-cell office:value-type="float" office:value="951841" calcext:value-type="float">
            <text:p>951841</text:p>
          </table:table-cell>
          <table:table-cell office:value-type="float" office:value="956909" calcext:value-type="float">
            <text:p>956909</text:p>
          </table:table-cell>
          <table:table-cell/>
          <table:table-cell table:style-name="ce3" office:value-type="float" office:value="700000" calcext:value-type="float">
            <text:p>700000</text:p>
          </table:table-cell>
          <table:table-cell table:style-name="ce5" office:value-type="float" office:value="53151" calcext:value-type="float">
            <text:p>53151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4" office:value-type="float" office:value="1585860" calcext:value-type="float">
            <text:p>1.59E+06</text:p>
          </table:table-cell>
          <table:table-cell table:style-name="ce4" office:value-type="float" office:value="1432970" calcext:value-type="float">
            <text:p>1.43E+06</text:p>
          </table:table-cell>
          <table:table-cell table:style-name="ce4" office:value-type="float" office:value="1104490" calcext:value-type="float">
            <text:p>1.10E+06</text:p>
          </table:table-cell>
          <table:table-cell/>
          <table:table-cell table:style-name="ce3" office:value-type="float" office:value="800000" calcext:value-type="float">
            <text:p>800000</text:p>
          </table:table-cell>
          <table:table-cell table:style-name="ce5" office:value-type="float" office:value="53267" calcext:value-type="float">
            <text:p>53267</text:p>
          </table:table-cell>
          <table:table-cell table:style-name="ce5" office:value-type="float" office:value="3355" calcext:value-type="float">
            <text:p>3355</text:p>
          </table:table-cell>
          <table:table-cell table:style-name="ce5" office:value-type="float" office:value="1807" calcext:value-type="float">
            <text:p>1807</text:p>
          </table:table-cell>
          <table:table-cell table:number-columns-repeated="2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style-name="ce4" office:value-type="float" office:value="1689310" calcext:value-type="float">
            <text:p>1.69E+06</text:p>
          </table:table-cell>
          <table:table-cell office:value-type="float" office:value="999046" calcext:value-type="float">
            <text:p>999046</text:p>
          </table:table-cell>
          <table:table-cell table:style-name="ce4" office:value-type="float" office:value="1496510" calcext:value-type="float">
            <text:p>1.50E+06</text:p>
          </table:table-cell>
          <table:table-cell/>
          <table:table-cell table:style-name="ce3" office:value-type="float" office:value="900000" calcext:value-type="float">
            <text:p>900000</text:p>
          </table:table-cell>
          <table:table-cell table:style-name="ce5" office:value-type="float" office:value="52457" calcext:value-type="float">
            <text:p>52457</text:p>
          </table:table-cell>
          <table:table-cell table:style-name="ce5" office:value-type="float" office:value="1562" calcext:value-type="float">
            <text:p>1562</text:p>
          </table:table-cell>
          <table:table-cell table:style-name="ce5"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float" office:value="1509730" calcext:value-type="float">
            <text:p>1.51E+06</text:p>
          </table:table-cell>
          <table:table-cell table:style-name="ce4" office:value-type="float" office:value="1733620" calcext:value-type="float">
            <text:p>1.73E+06</text:p>
          </table:table-cell>
          <table:table-cell table:style-name="ce4" office:value-type="float" office:value="1106300" calcext:value-type="float">
            <text:p>1.11E+06</text:p>
          </table:table-cell>
          <table:table-cell/>
          <table:table-cell table:style-name="ce3" office:value-type="float" office:value="1000000" calcext:value-type="float">
            <text:p>1000000</text:p>
          </table:table-cell>
          <table:table-cell table:style-name="ce5" office:value-type="float" office:value="53295" calcext:value-type="float">
            <text:p>53295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Splay Random</text:p>
          </table:table-cell>
          <table:covered-table-cell table:style-name="ce2"/>
          <table:table-cell table:style-name="ce2" table:number-columns-repeated="2"/>
          <table:table-cell/>
          <table:table-cell table:style-name="ce2" office:value-type="string" calcext:value-type="string" table:number-columns-spanned="2" table:number-rows-spanned="1">
            <text:p>Splay Random</text:p>
          </table:table-cell>
          <table:covered-table-cell table:style-name="ce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d Black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/>
          <table:table-cell table:style-name="ce2" office:value-type="string" calcext:value-type="string">
            <text:p>Splay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10" calcext:value-type="float">
            <text:p>1810</text:p>
          </table:table-cell>
          <table:table-cell office:value-type="float" office:value="114.5" calcext:value-type="float">
            <text:p>114.5</text:p>
          </table:table-cell>
          <table:table-cell office:value-type="float" office:value="117.6" calcext:value-type="float">
            <text:p>117.6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style-name="ce5" office:value-type="float" office:value="104.8" calcext:value-type="float">
            <text:p>104.8</text:p>
          </table:table-cell>
          <table:table-cell table:style-name="ce5" office:value-type="float" office:value="99.1" calcext:value-type="float">
            <text:p>99.1</text:p>
          </table:table-cell>
          <table:table-cell table:style-name="ce5" office:value-type="float" office:value="115.6" calcext:value-type="float">
            <text:p>115.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033.8" calcext:value-type="float">
            <text:p>13033.8</text:p>
          </table:table-cell>
          <table:table-cell office:value-type="float" office:value="553.5" calcext:value-type="float">
            <text:p>553.5</text:p>
          </table:table-cell>
          <table:table-cell office:value-type="float" office:value="586.2" calcext:value-type="float">
            <text:p>586.2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 table:style-name="ce5" office:value-type="float" office:value="712.6" calcext:value-type="float">
            <text:p>712.6</text:p>
          </table:table-cell>
          <table:table-cell table:style-name="ce5" office:value-type="float" office:value="467.8" calcext:value-type="float">
            <text:p>467.8</text:p>
          </table:table-cell>
          <table:table-cell table:style-name="ce5" office:value-type="float" office:value="1056.9" calcext:value-type="float">
            <text:p>1056.9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2603" calcext:value-type="float">
            <text:p>122603</text:p>
          </table:table-cell>
          <table:table-cell office:value-type="float" office:value="10992" calcext:value-type="float">
            <text:p>10992</text:p>
          </table:table-cell>
          <table:table-cell office:value-type="float" office:value="11553" calcext:value-type="float">
            <text:p>11553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5" office:value-type="float" office:value="20511" calcext:value-type="float">
            <text:p>20511</text:p>
          </table:table-cell>
          <table:table-cell table:style-name="ce5" office:value-type="float" office:value="19147" calcext:value-type="float">
            <text:p>19147</text:p>
          </table:table-cell>
          <table:table-cell table:style-name="ce5" office:value-type="float" office:value="21925" calcext:value-type="float">
            <text:p>2192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0619" calcext:value-type="float">
            <text:p>240619</text:p>
          </table:table-cell>
          <table:table-cell office:value-type="float" office:value="38316" calcext:value-type="float">
            <text:p>38316</text:p>
          </table:table-cell>
          <table:table-cell office:value-type="float" office:value="22823" calcext:value-type="float">
            <text:p>22823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 table:style-name="ce5" office:value-type="float" office:value="41052" calcext:value-type="float">
            <text:p>41052</text:p>
          </table:table-cell>
          <table:table-cell table:style-name="ce5" office:value-type="float" office:value="26313" calcext:value-type="float">
            <text:p>26313</text:p>
          </table:table-cell>
          <table:table-cell table:style-name="ce5" office:value-type="float" office:value="43045" calcext:value-type="float">
            <text:p>43045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73227" calcext:value-type="float">
            <text:p>673227</text:p>
          </table:table-cell>
          <table:table-cell office:value-type="float" office:value="57697" calcext:value-type="float">
            <text:p>57697</text:p>
          </table:table-cell>
          <table:table-cell office:value-type="float" office:value="64070" calcext:value-type="float">
            <text:p>64070</text:p>
          </table:table-cell>
          <table:table-cell/>
          <table:table-cell table:style-name="ce3" office:value-type="float" office:value="300000" calcext:value-type="float">
            <text:p>300000</text:p>
          </table:table-cell>
          <table:table-cell table:style-name="ce5" office:value-type="float" office:value="48508" calcext:value-type="float">
            <text:p>48508</text:p>
          </table:table-cell>
          <table:table-cell table:style-name="ce5" office:value-type="float" office:value="28129" calcext:value-type="float">
            <text:p>28129</text:p>
          </table:table-cell>
          <table:table-cell table:style-name="ce5" office:value-type="float" office:value="57615" calcext:value-type="float">
            <text:p>57615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29508" calcext:value-type="float">
            <text:p>529508</text:p>
          </table:table-cell>
          <table:table-cell office:value-type="float" office:value="42115" calcext:value-type="float">
            <text:p>42115</text:p>
          </table:table-cell>
          <table:table-cell office:value-type="float" office:value="75139" calcext:value-type="float">
            <text:p>75139</text:p>
          </table:table-cell>
          <table:table-cell/>
          <table:table-cell table:style-name="ce3" office:value-type="float" office:value="400000" calcext:value-type="float">
            <text:p>400000</text:p>
          </table:table-cell>
          <table:table-cell table:style-name="ce5" office:value-type="float" office:value="39609" calcext:value-type="float">
            <text:p>39609</text:p>
          </table:table-cell>
          <table:table-cell table:style-name="ce5" office:value-type="float" office:value="38487" calcext:value-type="float">
            <text:p>38487</text:p>
          </table:table-cell>
          <table:table-cell table:style-name="ce5" office:value-type="float" office:value="40569" calcext:value-type="float">
            <text:p>40569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59617" calcext:value-type="float">
            <text:p>859617</text:p>
          </table:table-cell>
          <table:table-cell office:value-type="float" office:value="52938" calcext:value-type="float">
            <text:p>52938</text:p>
          </table:table-cell>
          <table:table-cell office:value-type="float" office:value="55255" calcext:value-type="float">
            <text:p>55255</text:p>
          </table:table-cell>
          <table:table-cell/>
          <table:table-cell table:style-name="ce3" office:value-type="float" office:value="500000" calcext:value-type="float">
            <text:p>500000</text:p>
          </table:table-cell>
          <table:table-cell table:style-name="ce5" office:value-type="float" office:value="51430" calcext:value-type="float">
            <text:p>51430</text:p>
          </table:table-cell>
          <table:table-cell table:style-name="ce5" office:value-type="float" office:value="95936" calcext:value-type="float">
            <text:p>95936</text:p>
          </table:table-cell>
          <table:table-cell table:style-name="ce5" office:value-type="float" office:value="51229" calcext:value-type="float">
            <text:p>51229</text:p>
          </table:table-cell>
          <table:table-cell table:number-columns-repeated="2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48470" calcext:value-type="float">
            <text:p>948470</text:p>
          </table:table-cell>
          <table:table-cell office:value-type="float" office:value="93158" calcext:value-type="float">
            <text:p>93158</text:p>
          </table:table-cell>
          <table:table-cell office:value-type="float" office:value="65768" calcext:value-type="float">
            <text:p>65768</text:p>
          </table:table-cell>
          <table:table-cell/>
          <table:table-cell table:style-name="ce3" office:value-type="float" office:value="600000" calcext:value-type="float">
            <text:p>600000</text:p>
          </table:table-cell>
          <table:table-cell table:style-name="ce5" office:value-type="float" office:value="60052" calcext:value-type="float">
            <text:p>60052</text:p>
          </table:table-cell>
          <table:table-cell table:style-name="ce5" office:value-type="float" office:value="70819" calcext:value-type="float">
            <text:p>70819</text:p>
          </table:table-cell>
          <table:table-cell table:style-name="ce5" office:value-type="float" office:value="98202" calcext:value-type="float">
            <text:p>98202</text:p>
          </table:table-cell>
          <table:table-cell table:number-columns-repeated="2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style-name="ce4" office:value-type="float" office:value="1319480" calcext:value-type="float">
            <text:p>1.32E+06</text:p>
          </table:table-cell>
          <table:table-cell office:value-type="float" office:value="151009" calcext:value-type="float">
            <text:p>151009</text:p>
          </table:table-cell>
          <table:table-cell office:value-type="float" office:value="131931" calcext:value-type="float">
            <text:p>131931</text:p>
          </table:table-cell>
          <table:table-cell/>
          <table:table-cell table:style-name="ce3" office:value-type="float" office:value="700000" calcext:value-type="float">
            <text:p>700000</text:p>
          </table:table-cell>
          <table:table-cell table:style-name="ce5" office:value-type="float" office:value="70912" calcext:value-type="float">
            <text:p>70912</text:p>
          </table:table-cell>
          <table:table-cell table:style-name="ce5" office:value-type="float" office:value="65846" calcext:value-type="float">
            <text:p>65846</text:p>
          </table:table-cell>
          <table:table-cell table:style-name="ce5" office:value-type="float" office:value="143544" calcext:value-type="float">
            <text:p>143544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4" office:value-type="float" office:value="1001760" calcext:value-type="float">
            <text:p>1.00E+06</text:p>
          </table:table-cell>
          <table:table-cell office:value-type="float" office:value="84810" calcext:value-type="float">
            <text:p>84810</text:p>
          </table:table-cell>
          <table:table-cell office:value-type="float" office:value="160455" calcext:value-type="float">
            <text:p>160455</text:p>
          </table:table-cell>
          <table:table-cell/>
          <table:table-cell table:style-name="ce3" office:value-type="float" office:value="800000" calcext:value-type="float">
            <text:p>800000</text:p>
          </table:table-cell>
          <table:table-cell table:style-name="ce5" office:value-type="float" office:value="80230" calcext:value-type="float">
            <text:p>80230</text:p>
          </table:table-cell>
          <table:table-cell table:style-name="ce5" office:value-type="float" office:value="108500" calcext:value-type="float">
            <text:p>108500</text:p>
          </table:table-cell>
          <table:table-cell table:style-name="ce5" office:value-type="float" office:value="166989" calcext:value-type="float">
            <text:p>166989</text:p>
          </table:table-cell>
          <table:table-cell table:number-columns-repeated="2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style-name="ce4" office:value-type="float" office:value="1680720" calcext:value-type="float">
            <text:p>1.68E+06</text:p>
          </table:table-cell>
          <table:table-cell office:value-type="float" office:value="94728" calcext:value-type="float">
            <text:p>94728</text:p>
          </table:table-cell>
          <table:table-cell office:value-type="float" office:value="99283" calcext:value-type="float">
            <text:p>99283</text:p>
          </table:table-cell>
          <table:table-cell/>
          <table:table-cell table:style-name="ce3" office:value-type="float" office:value="900000" calcext:value-type="float">
            <text:p>900000</text:p>
          </table:table-cell>
          <table:table-cell table:style-name="ce5" office:value-type="float" office:value="90739" calcext:value-type="float">
            <text:p>90739</text:p>
          </table:table-cell>
          <table:table-cell table:style-name="ce5" office:value-type="float" office:value="173272" calcext:value-type="float">
            <text:p>173272</text:p>
          </table:table-cell>
          <table:table-cell table:style-name="ce5" office:value-type="float" office:value="155279" calcext:value-type="float">
            <text:p>155279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float" office:value="1799770" calcext:value-type="float">
            <text:p>1.80E+06</text:p>
          </table:table-cell>
          <table:table-cell office:value-type="float" office:value="167021" calcext:value-type="float">
            <text:p>167021</text:p>
          </table:table-cell>
          <table:table-cell office:value-type="float" office:value="109004" calcext:value-type="float">
            <text:p>109004</text:p>
          </table:table-cell>
          <table:table-cell/>
          <table:table-cell table:style-name="ce3" office:value-type="float" office:value="1000000" calcext:value-type="float">
            <text:p>1000000</text:p>
          </table:table-cell>
          <table:table-cell table:style-name="ce5" office:value-type="float" office:value="99434" calcext:value-type="float">
            <text:p>99434</text:p>
          </table:table-cell>
          <table:table-cell table:style-name="ce5" office:value-type="float" office:value="166493" calcext:value-type="float">
            <text:p>166493</text:p>
          </table:table-cell>
          <table:table-cell table:style-name="ce5" office:value-type="float" office:value="100004" calcext:value-type="float">
            <text:p>100004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ind Operation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Red Black Random</text:p>
          </table:table-cell>
          <table:covered-table-cell table:style-name="ce2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Red Black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55.8" calcext:value-type="float">
            <text:p>1455.8</text:p>
          </table:table-cell>
          <table:table-cell office:value-type="float" office:value="283.4" calcext:value-type="float">
            <text:p>283.4</text:p>
          </table:table-cell>
          <table:table-cell office:value-type="float" office:value="268.6" calcext:value-type="float">
            <text:p>268.6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788.5" calcext:value-type="float">
            <text:p>5788.5</text:p>
          </table:table-cell>
          <table:table-cell office:value-type="float" office:value="2510" calcext:value-type="float">
            <text:p>2510</text:p>
          </table:table-cell>
          <table:table-cell office:value-type="float" office:value="1554.6" calcext:value-type="float">
            <text:p>1554.6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4510" calcext:value-type="float">
            <text:p>114510</text:p>
          </table:table-cell>
          <table:table-cell office:value-type="float" office:value="70356" calcext:value-type="float">
            <text:p>70356</text:p>
          </table:table-cell>
          <table:table-cell office:value-type="float" office:value="36038" calcext:value-type="float">
            <text:p>36038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54779" calcext:value-type="float">
            <text:p>354779</text:p>
          </table:table-cell>
          <table:table-cell office:value-type="float" office:value="80941" calcext:value-type="float">
            <text:p>80941</text:p>
          </table:table-cell>
          <table:table-cell office:value-type="float" office:value="158468" calcext:value-type="float">
            <text:p>158468</text:p>
          </table:table-cell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90627" calcext:value-type="float">
            <text:p>390627</text:p>
          </table:table-cell>
          <table:table-cell office:value-type="float" office:value="178637" calcext:value-type="float">
            <text:p>178637</text:p>
          </table:table-cell>
          <table:table-cell office:value-type="float" office:value="149756" calcext:value-type="float">
            <text:p>149756</text:p>
          </table:table-cell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00853" calcext:value-type="float">
            <text:p>700853</text:p>
          </table:table-cell>
          <table:table-cell office:value-type="float" office:value="267758" calcext:value-type="float">
            <text:p>267758</text:p>
          </table:table-cell>
          <table:table-cell office:value-type="float" office:value="267454" calcext:value-type="float">
            <text:p>267454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41395" calcext:value-type="float">
            <text:p>741395</text:p>
          </table:table-cell>
          <table:table-cell office:value-type="float" office:value="314218" calcext:value-type="float">
            <text:p>314218</text:p>
          </table:table-cell>
          <table:table-cell office:value-type="float" office:value="298257" calcext:value-type="float">
            <text:p>298257</text:p>
          </table:table-cell>
          <table:table-cell table:number-columns-repeated="7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11543" calcext:value-type="float">
            <text:p>811543</text:p>
          </table:table-cell>
          <table:table-cell office:value-type="float" office:value="386673" calcext:value-type="float">
            <text:p>386673</text:p>
          </table:table-cell>
          <table:table-cell office:value-type="float" office:value="464045" calcext:value-type="float">
            <text:p>464045</text:p>
          </table:table-cell>
          <table:table-cell table:number-columns-repeated="7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style-name="ce4" office:value-type="float" office:value="1025450" calcext:value-type="float">
            <text:p>1.03E+06</text:p>
          </table:table-cell>
          <table:table-cell office:value-type="float" office:value="530615" calcext:value-type="float">
            <text:p>530615</text:p>
          </table:table-cell>
          <table:table-cell office:value-type="float" office:value="380239" calcext:value-type="float">
            <text:p>380239</text:p>
          </table:table-cell>
          <table:table-cell table:number-columns-repeated="7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4" office:value-type="float" office:value="1191940" calcext:value-type="float">
            <text:p>1.19E+06</text:p>
          </table:table-cell>
          <table:table-cell office:value-type="float" office:value="556762" calcext:value-type="float">
            <text:p>556762</text:p>
          </table:table-cell>
          <table:table-cell office:value-type="float" office:value="556941" calcext:value-type="float">
            <text:p>556941</text:p>
          </table:table-cell>
          <table:table-cell table:number-columns-repeated="7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style-name="ce4" office:value-type="float" office:value="1499940" calcext:value-type="float">
            <text:p>1.50E+06</text:p>
          </table:table-cell>
          <table:table-cell office:value-type="float" office:value="580832" calcext:value-type="float">
            <text:p>580832</text:p>
          </table:table-cell>
          <table:table-cell office:value-type="float" office:value="660023" calcext:value-type="float">
            <text:p>660023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float" office:value="1420430" calcext:value-type="float">
            <text:p>1.42E+06</text:p>
          </table:table-cell>
          <table:table-cell office:value-type="float" office:value="714300" calcext:value-type="float">
            <text:p>714300</text:p>
          </table:table-cell>
          <table:table-cell office:value-type="float" office:value="717076" calcext:value-type="float">
            <text:p>717076</text:p>
          </table:table-cell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Splay Random</text:p>
          </table:table-cell>
          <table:covered-table-cell table:style-name="ce2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Red Black Random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Ascending</text:p>
          </table:table-cell>
          <table:table-cell table:style-name="ce2" office:value-type="string" calcext:value-type="string">
            <text:p>Descending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7.4" calcext:value-type="float">
            <text:p>177.4</text:p>
          </table:table-cell>
          <table:table-cell office:value-type="float" office:value="114.5" calcext:value-type="float">
            <text:p>114.5</text:p>
          </table:table-cell>
          <table:table-cell office:value-type="float" office:value="105.8" calcext:value-type="float">
            <text:p>105.8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95.7" calcext:value-type="float">
            <text:p>795.7</text:p>
          </table:table-cell>
          <table:table-cell office:value-type="float" office:value="460.5" calcext:value-type="float">
            <text:p>460.5</text:p>
          </table:table-cell>
          <table:table-cell office:value-type="float" office:value="723.1" calcext:value-type="float">
            <text:p>723.1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748" calcext:value-type="float">
            <text:p>19748</text:p>
          </table:table-cell>
          <table:table-cell office:value-type="float" office:value="9260" calcext:value-type="float">
            <text:p>9260</text:p>
          </table:table-cell>
          <table:table-cell office:value-type="float" office:value="17031" calcext:value-type="float">
            <text:p>17031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066" calcext:value-type="float">
            <text:p>18066</text:p>
          </table:table-cell>
          <table:table-cell office:value-type="float" office:value="18320" calcext:value-type="float">
            <text:p>18320</text:p>
          </table:table-cell>
          <table:table-cell office:value-type="float" office:value="16704" calcext:value-type="float">
            <text:p>16704</text:p>
          </table:table-cell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6878" calcext:value-type="float">
            <text:p>26878</text:p>
          </table:table-cell>
          <table:table-cell office:value-type="float" office:value="27049" calcext:value-type="float">
            <text:p>27049</text:p>
          </table:table-cell>
          <table:table-cell office:value-type="float" office:value="24829" calcext:value-type="float">
            <text:p>24829</text:p>
          </table:table-cell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9349" calcext:value-type="float">
            <text:p>39349</text:p>
          </table:table-cell>
          <table:table-cell office:value-type="float" office:value="35483" calcext:value-type="float">
            <text:p>35483</text:p>
          </table:table-cell>
          <table:table-cell office:value-type="float" office:value="44702" calcext:value-type="float">
            <text:p>44702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5137" calcext:value-type="float">
            <text:p>105137</text:p>
          </table:table-cell>
          <table:table-cell office:value-type="float" office:value="43727" calcext:value-type="float">
            <text:p>43727</text:p>
          </table:table-cell>
          <table:table-cell office:value-type="float" office:value="85216" calcext:value-type="float">
            <text:p>85216</text:p>
          </table:table-cell>
          <table:table-cell table:number-columns-repeated="7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774" calcext:value-type="float">
            <text:p>83774</text:p>
          </table:table-cell>
          <table:table-cell office:value-type="float" office:value="58465" calcext:value-type="float">
            <text:p>58465</text:p>
          </table:table-cell>
          <table:table-cell office:value-type="float" office:value="50120" calcext:value-type="float">
            <text:p>50120</text:p>
          </table:table-cell>
          <table:table-cell table:number-columns-repeated="7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7039" calcext:value-type="float">
            <text:p>157039</text:p>
          </table:table-cell>
          <table:table-cell office:value-type="float" office:value="133867" calcext:value-type="float">
            <text:p>133867</text:p>
          </table:table-cell>
          <table:table-cell office:value-type="float" office:value="58591" calcext:value-type="float">
            <text:p>58591</text:p>
          </table:table-cell>
          <table:table-cell table:number-columns-repeated="7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8387" calcext:value-type="float">
            <text:p>138387</text:p>
          </table:table-cell>
          <table:table-cell office:value-type="float" office:value="78388" calcext:value-type="float">
            <text:p>78388</text:p>
          </table:table-cell>
          <table:table-cell office:value-type="float" office:value="113485" calcext:value-type="float">
            <text:p>113485</text:p>
          </table:table-cell>
          <table:table-cell table:number-columns-repeated="7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05650" calcext:value-type="float">
            <text:p>105650</text:p>
          </table:table-cell>
          <table:table-cell office:value-type="float" office:value="79376" calcext:value-type="float">
            <text:p>79376</text:p>
          </table:table-cell>
          <table:table-cell office:value-type="float" office:value="119678" calcext:value-type="float">
            <text:p>119678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9653" calcext:value-type="float">
            <text:p>139653</text:p>
          </table:table-cell>
          <table:table-cell office:value-type="float" office:value="140579" calcext:value-type="float">
            <text:p>140579</text:p>
          </table:table-cell>
          <table:table-cell office:value-type="float" office:value="82720" calcext:value-type="float">
            <text:p>827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Mono PS" svg:font-family="'Nimbus Mono PS'"/>
    <style:font-face style:name="F" svg:font-family="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9T17:58:25.388384550</meta:creation-date>
    <dc:date>2019-10-22T08:53:31.743217552</dc:date>
    <meta:editing-duration>PT5H47M</meta:editing-duration>
    <meta:editing-cycles>6</meta:editing-cycles>
    <meta:generator>LibreOffice/6.3.2.2$Linux_X86_64 LibreOffice_project/30$Build-2</meta:generator>
    <meta:document-statistic meta:table-count="1" meta:cell-count="323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5cm" chart:style-name="ch2">
          <text:p>Red Black Add Operation</text:p>
        </chart:title>
        <chart:legend chart:legend-position="end" svg:x="12.857cm" svg:y="3.782cm" style:legend-expansion="high" chart:style-name="ch3"/>
        <chart:plot-area chart:style-name="ch4" table:cell-range-address="Sheet1.A2:Sheet1.D14" chart:data-source-has-labels="row" svg:x="1.279cm" svg:y="1.222cm" svg:width="11.258cm" svg:height="6.669cm">
          <chartooo:coordinate-region svg:x="2.641cm" svg:y="1.395cm" svg:width="9.061cm" svg:height="5.902cm"/>
          <chart:axis chart:dimension="x" chart:name="primary-x" chart:style-name="ch5">
            <chart:title svg:x="6.15cm" svg:y="8.071cm" chart:style-name="ch6">
              <text:p>Data Size</text:p>
            </chart:title>
          </chart:axis>
          <chart:axis chart:dimension="y" chart:name="primary-y" chart:style-name="ch5">
            <chart:title svg:x="0.451cm" svg:y="5.248cm" chart:style-name="ch7">
              <text:p>Set Time</text:p>
            </chart:title>
            <chart:grid chart:style-name="ch8" chart:class="major"/>
          </chart:axis>
          <chart:series chart:style-name="ch9" chart:values-cell-range-address="Sheet1.B2:Sheet1.B14" chart:label-cell-address="Sheet1.B2:Sheet1.B2" chart:class="chart:scatter">
            <chart:domain table:cell-range-address="Sheet1.A2:Sheet1.A14"/>
            <chart:data-point chart:repeated="13"/>
          </chart:series>
          <chart:series chart:style-name="ch10" chart:values-cell-range-address="Sheet1.C2:Sheet1.C14" chart:label-cell-address="Sheet1.C2:Sheet1.C2" chart:class="chart:scatter">
            <chart:data-point chart:repeated="13"/>
          </chart:series>
          <chart:series chart:style-name="ch11" chart:values-cell-range-address="Sheet1.D2:Sheet1.D14" chart:label-cell-address="Sheet1.D2:Sheet1.D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2:Sheet1.B2</svg:desc>
                </draw:g>
              </table:table-cell>
              <table:table-cell office:value-type="string">
                <text:p>Ascending</text:p>
                <draw:g>
                  <svg:desc>Sheet1.C2:Sheet1.C2</svg:desc>
                </draw:g>
              </table:table-cell>
              <table:table-cell office:value-type="string">
                <text:p>Descend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4</svg:desc>
                </draw:g>
              </table:table-cell>
              <table:table-cell office:value-type="float" office:value="NaN">
                <text:p>NaN</text:p>
                <draw:g>
                  <svg:desc>Sheet1.B2:Sheet1.B14</svg:desc>
                </draw:g>
              </table:table-cell>
              <table:table-cell office:value-type="float" office:value="NaN">
                <text:p>NaN</text:p>
                <draw:g>
                  <svg:desc>Sheet1.C2:Sheet1.C14</svg:desc>
                </draw:g>
              </table:table-cell>
              <table:table-cell office:value-type="float" office:value="NaN">
                <text:p>NaN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509.9">
                <text:p>1509.9</text:p>
              </table:table-cell>
              <table:table-cell office:value-type="float" office:value="635.7">
                <text:p>635.7</text:p>
              </table:table-cell>
              <table:table-cell office:value-type="float" office:value="603.3">
                <text:p>60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6899.4">
                <text:p>6899.4</text:p>
              </table:table-cell>
              <table:table-cell office:value-type="float" office:value="3719.6">
                <text:p>3719.6</text:p>
              </table:table-cell>
              <table:table-cell office:value-type="float" office:value="3612.3">
                <text:p>361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67485">
                <text:p>167485</text:p>
              </table:table-cell>
              <table:table-cell office:value-type="float" office:value="164705">
                <text:p>164705</text:p>
              </table:table-cell>
              <table:table-cell office:value-type="float" office:value="79850">
                <text:p>79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504664">
                <text:p>504664</text:p>
              </table:table-cell>
              <table:table-cell office:value-type="float" office:value="241150">
                <text:p>241150</text:p>
              </table:table-cell>
              <table:table-cell office:value-type="float" office:value="178002">
                <text:p>178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390597">
                <text:p>390597</text:p>
              </table:table-cell>
              <table:table-cell office:value-type="float" office:value="286966">
                <text:p>286966</text:p>
              </table:table-cell>
              <table:table-cell office:value-type="float" office:value="284206">
                <text:p>284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823928">
                <text:p>823928</text:p>
              </table:table-cell>
              <table:table-cell office:value-type="float" office:value="705741">
                <text:p>705741</text:p>
              </table:table-cell>
              <table:table-cell office:value-type="float" office:value="383196">
                <text:p>383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810759">
                <text:p>810759</text:p>
              </table:table-cell>
              <table:table-cell office:value-type="float" office:value="601541">
                <text:p>601541</text:p>
              </table:table-cell>
              <table:table-cell office:value-type="float" office:value="696295">
                <text:p>696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1228950">
                <text:p>1228950</text:p>
              </table:table-cell>
              <table:table-cell office:value-type="float" office:value="927398">
                <text:p>927398</text:p>
              </table:table-cell>
              <table:table-cell office:value-type="float" office:value="831148">
                <text:p>831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1005780">
                <text:p>1005780</text:p>
              </table:table-cell>
              <table:table-cell office:value-type="float" office:value="951841">
                <text:p>951841</text:p>
              </table:table-cell>
              <table:table-cell office:value-type="float" office:value="956909">
                <text:p>956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1585860">
                <text:p>1585860</text:p>
              </table:table-cell>
              <table:table-cell office:value-type="float" office:value="1432970">
                <text:p>1432970</text:p>
              </table:table-cell>
              <table:table-cell office:value-type="float" office:value="1104490">
                <text:p>1104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1689310">
                <text:p>1689310</text:p>
              </table:table-cell>
              <table:table-cell office:value-type="float" office:value="999046">
                <text:p>999046</text:p>
              </table:table-cell>
              <table:table-cell office:value-type="float" office:value="1496510">
                <text:p>14965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1509730">
                <text:p>1509730</text:p>
              </table:table-cell>
              <table:table-cell office:value-type="float" office:value="1733620">
                <text:p>1733620</text:p>
              </table:table-cell>
              <table:table-cell office:value-type="float" office:value="1106300">
                <text:p>110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5.876cm" svg:y="0.315cm" chart:style-name="ch2">
          <text:p>Splay Add Operation</text:p>
        </chart:title>
        <chart:legend chart:legend-position="end" svg:x="12.852cm" svg:y="3.785cm" style:legend-expansion="high" chart:style-name="ch3"/>
        <chart:plot-area chart:style-name="ch4" table:cell-range-address="Sheet1.A17:Sheet1.D29" chart:data-source-has-labels="row" svg:x="1.278cm" svg:y="1.222cm" svg:width="11.255cm" svg:height="6.675cm">
          <chartooo:coordinate-region svg:x="2.64cm" svg:y="1.395cm" svg:width="9.058cm" svg:height="5.908cm"/>
          <chart:axis chart:dimension="x" chart:name="primary-x" chart:style-name="ch5">
            <chart:title svg:x="6.147cm" svg:y="8.077cm" chart:style-name="ch6">
              <text:p>Data Size</text:p>
            </chart:title>
          </chart:axis>
          <chart:axis chart:dimension="y" chart:name="primary-y" chart:style-name="ch5">
            <chart:title svg:x="0.451cm" svg:y="5.251cm" chart:style-name="ch7">
              <text:p>Set Time</text:p>
            </chart:title>
            <chart:grid chart:style-name="ch8" chart:class="major"/>
          </chart:axis>
          <chart:series chart:style-name="ch9" chart:values-cell-range-address="Sheet1.B17:Sheet1.B29" chart:label-cell-address="Sheet1.B17:Sheet1.B17" chart:class="chart:scatter">
            <chart:domain table:cell-range-address="Sheet1.A17:Sheet1.A29"/>
            <chart:data-point chart:repeated="13"/>
          </chart:series>
          <chart:series chart:style-name="ch10" chart:values-cell-range-address="Sheet1.C17:Sheet1.C29" chart:label-cell-address="Sheet1.C17:Sheet1.C17" chart:class="chart:scatter">
            <chart:data-point chart:repeated="13"/>
          </chart:series>
          <chart:series chart:style-name="ch11" chart:values-cell-range-address="Sheet1.D17:Sheet1.D29" chart:label-cell-address="Sheet1.D17:Sheet1.D17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7:Sheet1.B17</svg:desc>
                </draw:g>
              </table:table-cell>
              <table:table-cell office:value-type="string">
                <text:p>Ascending</text:p>
                <draw:g>
                  <svg:desc>Sheet1.C17:Sheet1.C17</svg:desc>
                </draw:g>
              </table:table-cell>
              <table:table-cell office:value-type="string">
                <text:p>Descending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7:Sheet1.A29</svg:desc>
                </draw:g>
              </table:table-cell>
              <table:table-cell office:value-type="float" office:value="NaN">
                <text:p>NaN</text:p>
                <draw:g>
                  <svg:desc>Sheet1.B17:Sheet1.B29</svg:desc>
                </draw:g>
              </table:table-cell>
              <table:table-cell office:value-type="float" office:value="NaN">
                <text:p>NaN</text:p>
                <draw:g>
                  <svg:desc>Sheet1.C17:Sheet1.C29</svg:desc>
                </draw:g>
              </table:table-cell>
              <table:table-cell office:value-type="float" office:value="NaN">
                <text:p>NaN</text:p>
                <draw:g>
                  <svg:desc>Sheet1.D17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810">
                <text:p>1810</text:p>
              </table:table-cell>
              <table:table-cell office:value-type="float" office:value="114.5">
                <text:p>114.5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13033.8">
                <text:p>13033.8</text:p>
              </table:table-cell>
              <table:table-cell office:value-type="float" office:value="553.5">
                <text:p>553.5</text:p>
              </table:table-cell>
              <table:table-cell office:value-type="float" office:value="586.2">
                <text:p>58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22603">
                <text:p>122603</text:p>
              </table:table-cell>
              <table:table-cell office:value-type="float" office:value="10992">
                <text:p>10992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240619">
                <text:p>240619</text:p>
              </table:table-cell>
              <table:table-cell office:value-type="float" office:value="38316">
                <text:p>38316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673227">
                <text:p>673227</text:p>
              </table:table-cell>
              <table:table-cell office:value-type="float" office:value="57697">
                <text:p>57697</text:p>
              </table:table-cell>
              <table:table-cell office:value-type="float" office:value="64070">
                <text:p>64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529508">
                <text:p>529508</text:p>
              </table:table-cell>
              <table:table-cell office:value-type="float" office:value="42115">
                <text:p>42115</text:p>
              </table:table-cell>
              <table:table-cell office:value-type="float" office:value="75139">
                <text:p>75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859617">
                <text:p>859617</text:p>
              </table:table-cell>
              <table:table-cell office:value-type="float" office:value="52938">
                <text:p>52938</text:p>
              </table:table-cell>
              <table:table-cell office:value-type="float" office:value="55255">
                <text:p>55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948470">
                <text:p>948470</text:p>
              </table:table-cell>
              <table:table-cell office:value-type="float" office:value="93158">
                <text:p>93158</text:p>
              </table:table-cell>
              <table:table-cell office:value-type="float" office:value="65768">
                <text:p>6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1319480">
                <text:p>1319480</text:p>
              </table:table-cell>
              <table:table-cell office:value-type="float" office:value="151009">
                <text:p>151009</text:p>
              </table:table-cell>
              <table:table-cell office:value-type="float" office:value="131931">
                <text:p>131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1001760">
                <text:p>1001760</text:p>
              </table:table-cell>
              <table:table-cell office:value-type="float" office:value="84810">
                <text:p>84810</text:p>
              </table:table-cell>
              <table:table-cell office:value-type="float" office:value="160455">
                <text:p>16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1680720">
                <text:p>1680720</text:p>
              </table:table-cell>
              <table:table-cell office:value-type="float" office:value="94728">
                <text:p>94728</text:p>
              </table:table-cell>
              <table:table-cell office:value-type="float" office:value="99283">
                <text:p>99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1799770">
                <text:p>1799770</text:p>
              </table:table-cell>
              <table:table-cell office:value-type="float" office:value="167021">
                <text:p>167021</text:p>
              </table:table-cell>
              <table:table-cell office:value-type="float" office:value="109004">
                <text:p>109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title svg:x="5.375cm" svg:y="0.315cm" chart:style-name="ch2">
          <text:p>Red Black Find Operation</text:p>
        </chart:title>
        <chart:legend chart:legend-position="end" svg:x="12.853cm" svg:y="3.784cm" style:legend-expansion="high" chart:style-name="ch3"/>
        <chart:plot-area chart:style-name="ch4" table:cell-range-address="Sheet1.A33:Sheet1.D45" chart:data-source-has-labels="row" svg:x="1.278cm" svg:y="1.222cm" svg:width="11.256cm" svg:height="6.674cm">
          <chartooo:coordinate-region svg:x="2.64cm" svg:y="1.396cm" svg:width="9.06cm" svg:height="5.906cm"/>
          <chart:axis chart:dimension="x" chart:name="primary-x" chart:style-name="ch5">
            <chart:title svg:x="6.148cm" svg:y="8.076cm" chart:style-name="ch6">
              <text:p>Data Size</text:p>
            </chart:title>
          </chart:axis>
          <chart:axis chart:dimension="y" chart:name="primary-y" chart:style-name="ch5">
            <chart:title svg:x="0.451cm" svg:y="5.251cm" chart:style-name="ch7">
              <text:p>Set Time</text:p>
            </chart:title>
            <chart:grid chart:style-name="ch8" chart:class="major"/>
          </chart:axis>
          <chart:series chart:style-name="ch9" chart:values-cell-range-address="Sheet1.B33:Sheet1.B45" chart:label-cell-address="Sheet1.B33:Sheet1.B33" chart:class="chart:scatter">
            <chart:domain table:cell-range-address="Sheet1.A33:Sheet1.A45"/>
            <chart:data-point chart:repeated="13"/>
          </chart:series>
          <chart:series chart:style-name="ch10" chart:values-cell-range-address="Sheet1.C33:Sheet1.C45" chart:label-cell-address="Sheet1.C33:Sheet1.C33" chart:class="chart:scatter">
            <chart:data-point chart:repeated="13"/>
          </chart:series>
          <chart:series chart:style-name="ch11" chart:values-cell-range-address="Sheet1.D33:Sheet1.D45" chart:label-cell-address="Sheet1.D33:Sheet1.D33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33:Sheet1.B33</svg:desc>
                </draw:g>
              </table:table-cell>
              <table:table-cell office:value-type="string">
                <text:p>Ascending</text:p>
                <draw:g>
                  <svg:desc>Sheet1.C33:Sheet1.C33</svg:desc>
                </draw:g>
              </table:table-cell>
              <table:table-cell office:value-type="string">
                <text:p>Descending</text:p>
                <draw:g>
                  <svg:desc>Sheet1.D33:Sheet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3:Sheet1.A45</svg:desc>
                </draw:g>
              </table:table-cell>
              <table:table-cell office:value-type="float" office:value="NaN">
                <text:p>NaN</text:p>
                <draw:g>
                  <svg:desc>Sheet1.B33:Sheet1.B45</svg:desc>
                </draw:g>
              </table:table-cell>
              <table:table-cell office:value-type="float" office:value="NaN">
                <text:p>NaN</text:p>
                <draw:g>
                  <svg:desc>Sheet1.C33:Sheet1.C45</svg:desc>
                </draw:g>
              </table:table-cell>
              <table:table-cell office:value-type="float" office:value="NaN">
                <text:p>NaN</text:p>
                <draw:g>
                  <svg:desc>Sheet1.D33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455.8">
                <text:p>1455.8</text:p>
              </table:table-cell>
              <table:table-cell office:value-type="float" office:value="283.4">
                <text:p>283.4</text:p>
              </table:table-cell>
              <table:table-cell office:value-type="float" office:value="268.6">
                <text:p>26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5788.5">
                <text:p>5788.5</text:p>
              </table:table-cell>
              <table:table-cell office:value-type="float" office:value="2510">
                <text:p>2510</text:p>
              </table:table-cell>
              <table:table-cell office:value-type="float" office:value="1554.6">
                <text:p>155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14510">
                <text:p>114510</text:p>
              </table:table-cell>
              <table:table-cell office:value-type="float" office:value="70356">
                <text:p>70356</text:p>
              </table:table-cell>
              <table:table-cell office:value-type="float" office:value="36038">
                <text:p>36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354779">
                <text:p>354779</text:p>
              </table:table-cell>
              <table:table-cell office:value-type="float" office:value="80941">
                <text:p>80941</text:p>
              </table:table-cell>
              <table:table-cell office:value-type="float" office:value="158468">
                <text:p>158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390627">
                <text:p>390627</text:p>
              </table:table-cell>
              <table:table-cell office:value-type="float" office:value="178637">
                <text:p>178637</text:p>
              </table:table-cell>
              <table:table-cell office:value-type="float" office:value="149756">
                <text:p>149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700853">
                <text:p>700853</text:p>
              </table:table-cell>
              <table:table-cell office:value-type="float" office:value="267758">
                <text:p>267758</text:p>
              </table:table-cell>
              <table:table-cell office:value-type="float" office:value="267454">
                <text:p>267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741395">
                <text:p>741395</text:p>
              </table:table-cell>
              <table:table-cell office:value-type="float" office:value="314218">
                <text:p>314218</text:p>
              </table:table-cell>
              <table:table-cell office:value-type="float" office:value="298257">
                <text:p>298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811543">
                <text:p>811543</text:p>
              </table:table-cell>
              <table:table-cell office:value-type="float" office:value="386673">
                <text:p>386673</text:p>
              </table:table-cell>
              <table:table-cell office:value-type="float" office:value="464045">
                <text:p>464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1025450">
                <text:p>1025450</text:p>
              </table:table-cell>
              <table:table-cell office:value-type="float" office:value="530615">
                <text:p>530615</text:p>
              </table:table-cell>
              <table:table-cell office:value-type="float" office:value="380239">
                <text:p>380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1191940">
                <text:p>1191940</text:p>
              </table:table-cell>
              <table:table-cell office:value-type="float" office:value="556762">
                <text:p>556762</text:p>
              </table:table-cell>
              <table:table-cell office:value-type="float" office:value="556941">
                <text:p>556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1499940">
                <text:p>1499940</text:p>
              </table:table-cell>
              <table:table-cell office:value-type="float" office:value="580832">
                <text:p>580832</text:p>
              </table:table-cell>
              <table:table-cell office:value-type="float" office:value="660023">
                <text:p>660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1420430">
                <text:p>1420430</text:p>
              </table:table-cell>
              <table:table-cell office:value-type="float" office:value="714300">
                <text:p>714300</text:p>
              </table:table-cell>
              <table:table-cell office:value-type="float" office:value="717076">
                <text:p>717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5.838cm" svg:y="0.315cm" chart:style-name="ch2">
          <text:p>Splay Find Operation</text:p>
        </chart:title>
        <chart:legend chart:legend-position="end" svg:x="12.853cm" svg:y="3.785cm" style:legend-expansion="high" chart:style-name="ch3"/>
        <chart:plot-area chart:style-name="ch4" table:cell-range-address="Sheet1.A48:Sheet1.D60" chart:data-source-has-labels="row" svg:x="1.278cm" svg:y="1.222cm" svg:width="11.256cm" svg:height="6.675cm">
          <chartooo:coordinate-region svg:x="2.455cm" svg:y="1.395cm" svg:width="9.245cm" svg:height="5.908cm"/>
          <chart:axis chart:dimension="x" chart:name="primary-x" chart:style-name="ch5">
            <chart:title svg:x="6.148cm" svg:y="8.077cm" chart:style-name="ch6">
              <text:p>Data Size</text:p>
            </chart:title>
          </chart:axis>
          <chart:axis chart:dimension="y" chart:name="primary-y" chart:style-name="ch5">
            <chart:title svg:x="0.451cm" svg:y="5.251cm" chart:style-name="ch7">
              <text:p>Set Time</text:p>
            </chart:title>
            <chart:grid chart:style-name="ch8" chart:class="major"/>
          </chart:axis>
          <chart:series chart:style-name="ch9" chart:values-cell-range-address="Sheet1.B48:Sheet1.B60" chart:label-cell-address="Sheet1.B48:Sheet1.B48" chart:class="chart:scatter">
            <chart:domain table:cell-range-address="Sheet1.A48:Sheet1.A60"/>
            <chart:data-point chart:repeated="13"/>
          </chart:series>
          <chart:series chart:style-name="ch10" chart:values-cell-range-address="Sheet1.C48:Sheet1.C60" chart:label-cell-address="Sheet1.C48:Sheet1.C48" chart:class="chart:scatter">
            <chart:data-point chart:repeated="13"/>
          </chart:series>
          <chart:series chart:style-name="ch11" chart:values-cell-range-address="Sheet1.D48:Sheet1.D60" chart:label-cell-address="Sheet1.D48:Sheet1.D48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48:Sheet1.B48</svg:desc>
                </draw:g>
              </table:table-cell>
              <table:table-cell office:value-type="string">
                <text:p>Ascending</text:p>
                <draw:g>
                  <svg:desc>Sheet1.C48:Sheet1.C48</svg:desc>
                </draw:g>
              </table:table-cell>
              <table:table-cell office:value-type="string">
                <text:p>Descending</text:p>
                <draw:g>
                  <svg:desc>Sheet1.D48:Sheet1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48:Sheet1.A60</svg:desc>
                </draw:g>
              </table:table-cell>
              <table:table-cell office:value-type="float" office:value="NaN">
                <text:p>NaN</text:p>
                <draw:g>
                  <svg:desc>Sheet1.B48:Sheet1.B60</svg:desc>
                </draw:g>
              </table:table-cell>
              <table:table-cell office:value-type="float" office:value="NaN">
                <text:p>NaN</text:p>
                <draw:g>
                  <svg:desc>Sheet1.C48:Sheet1.C60</svg:desc>
                </draw:g>
              </table:table-cell>
              <table:table-cell office:value-type="float" office:value="NaN">
                <text:p>NaN</text:p>
                <draw:g>
                  <svg:desc>Sheet1.D48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77.4">
                <text:p>177.4</text:p>
              </table:table-cell>
              <table:table-cell office:value-type="float" office:value="114.5">
                <text:p>114.5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795.7">
                <text:p>795.7</text:p>
              </table:table-cell>
              <table:table-cell office:value-type="float" office:value="460.5">
                <text:p>460.5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9748">
                <text:p>19748</text:p>
              </table:table-cell>
              <table:table-cell office:value-type="float" office:value="9260">
                <text:p>9260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8066">
                <text:p>18066</text:p>
              </table:table-cell>
              <table:table-cell office:value-type="float" office:value="18320">
                <text:p>1832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6878">
                <text:p>26878</text:p>
              </table:table-cell>
              <table:table-cell office:value-type="float" office:value="27049">
                <text:p>27049</text:p>
              </table:table-cell>
              <table:table-cell office:value-type="float" office:value="24829">
                <text:p>24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9349">
                <text:p>39349</text:p>
              </table:table-cell>
              <table:table-cell office:value-type="float" office:value="35483">
                <text:p>35483</text:p>
              </table:table-cell>
              <table:table-cell office:value-type="float" office:value="44702">
                <text:p>44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105137">
                <text:p>105137</text:p>
              </table:table-cell>
              <table:table-cell office:value-type="float" office:value="43727">
                <text:p>43727</text:p>
              </table:table-cell>
              <table:table-cell office:value-type="float" office:value="85216">
                <text:p>8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83774">
                <text:p>83774</text:p>
              </table:table-cell>
              <table:table-cell office:value-type="float" office:value="58465">
                <text:p>58465</text:p>
              </table:table-cell>
              <table:table-cell office:value-type="float" office:value="50120">
                <text:p>50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157039">
                <text:p>157039</text:p>
              </table:table-cell>
              <table:table-cell office:value-type="float" office:value="133867">
                <text:p>133867</text:p>
              </table:table-cell>
              <table:table-cell office:value-type="float" office:value="58591">
                <text:p>58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138387">
                <text:p>138387</text:p>
              </table:table-cell>
              <table:table-cell office:value-type="float" office:value="78388">
                <text:p>78388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105650">
                <text:p>105650</text:p>
              </table:table-cell>
              <table:table-cell office:value-type="float" office:value="79376">
                <text:p>79376</text:p>
              </table:table-cell>
              <table:table-cell office:value-type="float" office:value="119678">
                <text:p>119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139653">
                <text:p>139653</text:p>
              </table:table-cell>
              <table:table-cell office:value-type="float" office:value="140579">
                <text:p>140579</text:p>
              </table:table-cell>
              <table:table-cell office:value-type="float" office:value="82720">
                <text:p>827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5.163cm" svg:y="0.315cm" chart:style-name="ch2">
          <text:p>Red Black Delete Operation</text:p>
        </chart:title>
        <chart:legend chart:legend-position="end" svg:x="12.853cm" svg:y="3.785cm" style:legend-expansion="high" chart:style-name="ch3"/>
        <chart:plot-area chart:style-name="ch4" table:cell-range-address="Sheet1.F2:Sheet1.I14" chart:data-source-has-labels="row" svg:x="1.278cm" svg:y="1.222cm" svg:width="11.256cm" svg:height="6.675cm">
          <chartooo:coordinate-region svg:x="2.455cm" svg:y="1.395cm" svg:width="9.43cm" svg:height="5.908cm"/>
          <chart:axis chart:dimension="x" chart:name="primary-x" chart:style-name="ch5">
            <chart:title svg:x="6.148cm" svg:y="8.077cm" chart:style-name="ch6">
              <text:p>Data Size</text:p>
            </chart:title>
          </chart:axis>
          <chart:axis chart:dimension="y" chart:name="primary-y" chart:style-name="ch5">
            <chart:title svg:x="0.451cm" svg:y="5.251cm" chart:style-name="ch7">
              <text:p>Set Time</text:p>
            </chart:title>
            <chart:grid chart:style-name="ch8" chart:class="major"/>
          </chart:axis>
          <chart:series chart:style-name="ch9" chart:values-cell-range-address="Sheet1.G2:Sheet1.G14" chart:label-cell-address="Sheet1.G2:Sheet1.G2" chart:class="chart:scatter">
            <chart:domain table:cell-range-address="Sheet1.F2:Sheet1.F14"/>
            <chart:data-point chart:repeated="13"/>
          </chart:series>
          <chart:series chart:style-name="ch10" chart:values-cell-range-address="Sheet1.H2:Sheet1.H14" chart:label-cell-address="Sheet1.H2:Sheet1.H2" chart:class="chart:scatter">
            <chart:data-point chart:repeated="13"/>
          </chart:series>
          <chart:series chart:style-name="ch11" chart:values-cell-range-address="Sheet1.I2:Sheet1.I14" chart:label-cell-address="Sheet1.I2:Sheet1.I2" chart:class="chart:scatter">
            <chart:domain table:cell-range-address="Sheet1.F2:Sheet1.F15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andom</text:p>
                <draw:g>
                  <svg:desc>Sheet1.G2:Sheet1.G2</svg:desc>
                </draw:g>
              </table:table-cell>
              <table:table-cell office:value-type="string">
                <text:p>Ascending</text:p>
                <draw:g>
                  <svg:desc>Sheet1.H2:Sheet1.H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Descending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:Sheet1.F14</svg:desc>
                </draw:g>
              </table:table-cell>
              <table:table-cell office:value-type="float" office:value="NaN">
                <text:p>NaN</text:p>
                <draw:g>
                  <svg:desc>Sheet1.G2:Sheet1.G14</svg:desc>
                </draw:g>
              </table:table-cell>
              <table:table-cell office:value-type="float" office:value="NaN">
                <text:p>NaN</text:p>
                <draw:g>
                  <svg:desc>Sheet1.H2:Sheet1.H14</svg:desc>
                </draw:g>
              </table:table-cell>
              <table:table-cell office:value-type="float" office:value="NaN">
                <text:p>NaN</text:p>
                <draw:g>
                  <svg:desc>Sheet1.F2:Sheet1.F15</svg:desc>
                </draw:g>
              </table:table-cell>
              <table:table-cell office:value-type="float" office:value="NaN">
                <text:p>NaN</text:p>
                <draw:g>
                  <svg:desc>Sheet1.I2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991.8">
                <text:p>3991.8</text:p>
              </table:table-cell>
              <table:table-cell office:value-type="float" office:value="220.3">
                <text:p>220.3</text:p>
              </table:table-cell>
              <table:table-cell office:value-type="float" office:value="10000">
                <text:p>10000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2690.8">
                <text:p>2690.8</text:p>
              </table:table-cell>
              <table:table-cell office:value-type="float" office:value="167.1">
                <text:p>167.1</text:p>
              </table:table-cell>
              <table:table-cell office:value-type="float" office:value="50000">
                <text:p>50000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9156">
                <text:p>29156</text:p>
              </table:table-cell>
              <table:table-cell office:value-type="float" office:value="1601">
                <text:p>1601</text:p>
              </table:table-cell>
              <table:table-cell office:value-type="float" office:value="100000">
                <text:p>10000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54916">
                <text:p>54916</text:p>
              </table:table-cell>
              <table:table-cell office:value-type="float" office:value="1534">
                <text:p>1534</text:p>
              </table:table-cell>
              <table:table-cell office:value-type="float" office:value="200000">
                <text:p>20000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54778">
                <text:p>54778</text:p>
              </table:table-cell>
              <table:table-cell office:value-type="float" office:value="1608">
                <text:p>1608</text:p>
              </table:table-cell>
              <table:table-cell office:value-type="float" office:value="300000">
                <text:p>300000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55010">
                <text:p>55010</text:p>
              </table:table-cell>
              <table:table-cell office:value-type="float" office:value="1525">
                <text:p>1525</text:p>
              </table:table-cell>
              <table:table-cell office:value-type="float" office:value="400000">
                <text:p>400000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52575">
                <text:p>52575</text:p>
              </table:table-cell>
              <table:table-cell office:value-type="float" office:value="1702">
                <text:p>1702</text:p>
              </table:table-cell>
              <table:table-cell office:value-type="float" office:value="500000">
                <text:p>5000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54652">
                <text:p>54652</text:p>
              </table:table-cell>
              <table:table-cell office:value-type="float" office:value="1710">
                <text:p>1710</text:p>
              </table:table-cell>
              <table:table-cell office:value-type="float" office:value="600000">
                <text:p>60000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53151">
                <text:p>53151</text:p>
              </table:table-cell>
              <table:table-cell office:value-type="float" office:value="1904">
                <text:p>1904</text:p>
              </table:table-cell>
              <table:table-cell office:value-type="float" office:value="700000">
                <text:p>70000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53267">
                <text:p>53267</text:p>
              </table:table-cell>
              <table:table-cell office:value-type="float" office:value="3355">
                <text:p>3355</text:p>
              </table:table-cell>
              <table:table-cell office:value-type="float" office:value="800000">
                <text:p>80000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52457">
                <text:p>52457</text:p>
              </table:table-cell>
              <table:table-cell office:value-type="float" office:value="1562">
                <text:p>1562</text:p>
              </table:table-cell>
              <table:table-cell office:value-type="float" office:value="900000">
                <text:p>900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53295">
                <text:p>53295</text:p>
              </table:table-cell>
              <table:table-cell office:value-type="float" office:value="1600">
                <text:p>1600</text:p>
              </table:table-cell>
              <table:table-cell office:value-type="float" office:value="1000000">
                <text:p>100000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5cm" chart:style-name="ch2">
          <text:p>Splay Delete Operation</text:p>
        </chart:title>
        <chart:legend chart:legend-position="end" svg:x="12.857cm" svg:y="3.782cm" style:legend-expansion="high" chart:style-name="ch3"/>
        <chart:plot-area chart:style-name="ch4" table:cell-range-address="Sheet1.F17:Sheet1.I29" chart:data-source-has-labels="row" svg:x="1.279cm" svg:y="1.222cm" svg:width="11.258cm" svg:height="6.669cm">
          <chartooo:coordinate-region svg:x="2.456cm" svg:y="1.395cm" svg:width="9.246cm" svg:height="5.902cm"/>
          <chart:axis chart:dimension="x" chart:name="primary-x" chart:style-name="ch5">
            <chart:title svg:x="6.15cm" svg:y="8.071cm" chart:style-name="ch6">
              <text:p>Data Size</text:p>
            </chart:title>
          </chart:axis>
          <chart:axis chart:dimension="y" chart:name="primary-y" chart:style-name="ch5">
            <chart:title svg:x="0.451cm" svg:y="5.248cm" chart:style-name="ch7">
              <text:p>Set Time</text:p>
            </chart:title>
            <chart:grid chart:style-name="ch8" chart:class="major"/>
          </chart:axis>
          <chart:series chart:style-name="ch9" chart:values-cell-range-address="Sheet1.G17:Sheet1.G29" chart:label-cell-address="Sheet1.G17:Sheet1.G17" chart:class="chart:scatter">
            <chart:domain table:cell-range-address="Sheet1.F17:Sheet1.F29"/>
            <chart:data-point chart:repeated="13"/>
          </chart:series>
          <chart:series chart:style-name="ch10" chart:values-cell-range-address="Sheet1.H17:Sheet1.H29" chart:label-cell-address="Sheet1.H17:Sheet1.H17" chart:class="chart:scatter">
            <chart:data-point chart:repeated="13"/>
          </chart:series>
          <chart:series chart:style-name="ch11" chart:values-cell-range-address="Sheet1.I17:Sheet1.I29" chart:label-cell-address="Sheet1.I17:Sheet1.I17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andom</text:p>
                <draw:g>
                  <svg:desc>Sheet1.G17:Sheet1.G17</svg:desc>
                </draw:g>
              </table:table-cell>
              <table:table-cell office:value-type="string">
                <text:p>Ascending</text:p>
                <draw:g>
                  <svg:desc>Sheet1.H17:Sheet1.H17</svg:desc>
                </draw:g>
              </table:table-cell>
              <table:table-cell office:value-type="string">
                <text:p>Descending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17:Sheet1.F29</svg:desc>
                </draw:g>
              </table:table-cell>
              <table:table-cell office:value-type="float" office:value="NaN">
                <text:p>NaN</text:p>
                <draw:g>
                  <svg:desc>Sheet1.G17:Sheet1.G29</svg:desc>
                </draw:g>
              </table:table-cell>
              <table:table-cell office:value-type="float" office:value="NaN">
                <text:p>NaN</text:p>
                <draw:g>
                  <svg:desc>Sheet1.H17:Sheet1.H29</svg:desc>
                </draw:g>
              </table:table-cell>
              <table:table-cell office:value-type="float" office:value="NaN">
                <text:p>NaN</text:p>
                <draw:g>
                  <svg:desc>Sheet1.I17:Sheet1.I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4.8">
                <text:p>104.8</text:p>
              </table:table-cell>
              <table:table-cell office:value-type="float" office:value="99.1">
                <text:p>99.1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712.6">
                <text:p>712.6</text:p>
              </table:table-cell>
              <table:table-cell office:value-type="float" office:value="467.8">
                <text:p>467.8</text:p>
              </table:table-cell>
              <table:table-cell office:value-type="float" office:value="1056.9">
                <text:p>105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0511">
                <text:p>20511</text:p>
              </table:table-cell>
              <table:table-cell office:value-type="float" office:value="19147">
                <text:p>19147</text:p>
              </table:table-cell>
              <table:table-cell office:value-type="float" office:value="21925">
                <text:p>21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1052">
                <text:p>41052</text:p>
              </table:table-cell>
              <table:table-cell office:value-type="float" office:value="26313">
                <text:p>26313</text:p>
              </table:table-cell>
              <table:table-cell office:value-type="float" office:value="43045">
                <text:p>4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48508">
                <text:p>48508</text:p>
              </table:table-cell>
              <table:table-cell office:value-type="float" office:value="28129">
                <text:p>28129</text:p>
              </table:table-cell>
              <table:table-cell office:value-type="float" office:value="57615">
                <text:p>57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9609">
                <text:p>39609</text:p>
              </table:table-cell>
              <table:table-cell office:value-type="float" office:value="38487">
                <text:p>38487</text:p>
              </table:table-cell>
              <table:table-cell office:value-type="float" office:value="40569">
                <text:p>40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51430">
                <text:p>51430</text:p>
              </table:table-cell>
              <table:table-cell office:value-type="float" office:value="95936">
                <text:p>95936</text:p>
              </table:table-cell>
              <table:table-cell office:value-type="float" office:value="51229">
                <text:p>51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">
                <text:p>600000</text:p>
              </table:table-cell>
              <table:table-cell office:value-type="float" office:value="60052">
                <text:p>60052</text:p>
              </table:table-cell>
              <table:table-cell office:value-type="float" office:value="70819">
                <text:p>70819</text:p>
              </table:table-cell>
              <table:table-cell office:value-type="float" office:value="98202">
                <text:p>98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">
                <text:p>700000</text:p>
              </table:table-cell>
              <table:table-cell office:value-type="float" office:value="70912">
                <text:p>70912</text:p>
              </table:table-cell>
              <table:table-cell office:value-type="float" office:value="65846">
                <text:p>65846</text:p>
              </table:table-cell>
              <table:table-cell office:value-type="float" office:value="143544">
                <text:p>143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00">
                <text:p>800000</text:p>
              </table:table-cell>
              <table:table-cell office:value-type="float" office:value="80230">
                <text:p>80230</text:p>
              </table:table-cell>
              <table:table-cell office:value-type="float" office:value="108500">
                <text:p>108500</text:p>
              </table:table-cell>
              <table:table-cell office:value-type="float" office:value="166989">
                <text:p>166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90739">
                <text:p>90739</text:p>
              </table:table-cell>
              <table:table-cell office:value-type="float" office:value="173272">
                <text:p>173272</text:p>
              </table:table-cell>
              <table:table-cell office:value-type="float" office:value="155279">
                <text:p>155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99434">
                <text:p>99434</text:p>
              </table:table-cell>
              <table:table-cell office:value-type="float" office:value="166493">
                <text:p>166493</text:p>
              </table:table-cell>
              <table:table-cell office:value-type="float" office:value="100004">
                <text:p>100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